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1957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3417in" fo:break-before="auto" style:use-optimal-row-height="false"/>
    </style:style>
    <style:style style:name="ro38" style:family="table-row">
      <style:table-row-properties style:row-height="0.1945in" fo:break-before="auto" style:use-optimal-row-height="true"/>
    </style:style>
    <style:style style:name="ro39" style:family="table-row">
      <style:table-row-properties style:row-height="0.302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6937in" fo:break-before="auto" style:use-optimal-row-height="fals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1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/>
    </style:style>
    <style:style style:name="ce6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norm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style:font-name-asian="Lucida Sans Unicode" style:font-name-complex="Tahoma2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text-position="" style:font-name="Tahoma1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text-position="" style:font-name="Arial1" fo:font-size="10pt" fo:font-weight="normal" style:font-name-asian="Arial" style:font-size-asian="10pt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90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91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35">
          <table:table-cell table:style-name="ce102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6" table:number-columns-repeated="2"/>
          <table:table-cell table:style-name="ce128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repeated="248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6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7">
          <table:table-cell table:style-name="ce103"/>
          <table:table-cell table:style-name="ce107" office:value-type="string">
            <text:p>Social SNIFF TEST </text:p>
          </table:table-cell>
          <table:table-cell table:style-name="ce103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Version:</text:p>
          </table:table-cell>
          <table:table-cell table:style-name="ce116" office:value-type="float" office:value="1.2">
            <text:p>1.2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Issue date:</text:p>
          </table:table-cell>
          <table:table-cell table:style-name="ce117"/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duct Name:</text:p>
          </table:table-cell>
          <table:table-cell table:style-name="ce118" office:value-type="string">
            <text:p>eXo-Social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ject Name:</text:p>
          </table:table-cell>
          <table:table-cell table:style-name="ce119" office:value-type="string">
            <text:p>SOC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Module:</text:p>
          </table:table-cell>
          <table:table-cell table:style-name="ce120"/>
          <table:table-cell table:style-name="ce131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Total Cases:</text:p>
          </table:table-cell>
          <table:table-cell table:style-name="ce120" table:formula="of:=[Summary_Report.E32]" office:value-type="float" office:value="29">
            <text:p>29</text:p>
          </table:table-cell>
          <table: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5">
          <table:table-cell table:style-name="ce103"/>
          <table:table-cell table:style-name="ce109" office:value-type="string">
            <text:p>Test Status</text:p>
          </table:table-cell>
          <table:table-cell table:style-name="ce121" office:value-type="string" table:number-columns-spanned="2" table:number-rows-spanned="1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  <text:p/>
          </table:table-cell>
          <table:covered-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9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40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38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5"/>
          <table:table-cell table:style-name="ce104" table:number-columns-repeated="247"/>
          <table:table-cell/>
        </table:table-row>
        <table:table-row table:style-name="ro38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41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35">
          <table:table-cell table:style-name="ce105"/>
          <table:table-cell table:style-name="ce110" office:value-type="string">
            <text:p>Record of change:</text:p>
          </table:table-cell>
          <table:table-cell table:style-name="ce102"/>
          <table:table-cell table:style-name="ce128"/>
          <table:table-cell table:style-name="ce102" table:number-columns-repeated="3"/>
          <table:table-cell table:style-name="ce105" table:number-columns-repeated="248"/>
          <table:table-cell/>
        </table:table-row>
        <table:table-row table:style-name="ro42">
          <table:table-cell table:style-name="ce105"/>
          <table:table-cell table:style-name="ce111" office:value-type="string">
            <text:p>Effective Date</text:p>
          </table:table-cell>
          <table:table-cell table:style-name="ce122" office:value-type="string">
            <text:p>Version</text:p>
          </table:table-cell>
          <table:table-cell table:style-name="ce133" office:value-type="string">
            <text:p>Change description</text:p>
          </table:table-cell>
          <table:table-cell table:style-name="ce122" office:value-type="string">
            <text:p>Originator</text:p>
          </table:table-cell>
          <table:table-cell table:style-name="ce142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2" office:value-type="date" office:date-value="2010-08-12">
            <text:p>12-Aug-2010</text:p>
          </table:table-cell>
          <table:table-cell table:style-name="ce123" office:value-type="string">
            <text:p>1.0</text:p>
          </table:table-cell>
          <table:table-cell table:style-name="ce134" office:value-type="string">
            <text:p>Update Sniff Test with new format</text:p>
          </table:table-cell>
          <table:table-cell table:style-name="ce141" office:value-type="string">
            <text:p>Lap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0">
          <table:table-cell table:style-name="ce105"/>
          <table:table-cell table:style-name="ce112" office:value-type="date" office:date-value="2011-03-03">
            <text:p>3-Mar-2011</text:p>
          </table:table-cell>
          <table:table-cell table:style-name="ce123" office:value-type="string">
            <text:p>1.1</text:p>
          </table:table-cell>
          <table:table-cell table:style-name="ce134" office:value-type="string">
            <text:p>Update Summary sheet and update SNF_SOC_19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1">
          <table:table-cell table:style-name="ce105"/>
          <table:table-cell table:style-name="ce113" office:value-type="float" office:value="40674">
            <text:p>11-May-11</text:p>
          </table:table-cell>
          <table:table-cell table:style-name="ce123" office:value-type="string">
            <text:p>1.2</text:p>
          </table:table-cell>
          <table:table-cell table:style-name="ce1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5"/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/>
          <table:table-cell table:style-name="ce105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 table:number-columns-repeated="2"/>
          <table:table-cell table:style-name="ce165"/>
          <table:table-cell/>
          <table:table-cell table:style-name="ce102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6"/>
          <table:table-cell table:style-name="ce137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8"/>
          <table:table-cell table:style-name="ce141"/>
          <table:table-cell table:style-name="ce144"/>
          <table:table-cell table:style-name="ce167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5"/>
          <table:table-cell table:style-name="ce127"/>
          <table:table-cell table:style-name="ce136"/>
          <table:table-cell table:style-name="ce127"/>
          <table:table-cell table:style-name="ce143" table:number-columns-repeated="2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5">
          <table:table-cell/>
          <table:table-cell table:style-name="ce63" table:number-columns-repeated="2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Passed</text:p>
          </table:table-cell>
          <table:table-cell table:style-name="ce81" table:formula="of:=COUNTIF([.K$7:.K$885];[.$J1])" office:value-type="float" office:value="0">
            <text:p>0</text:p>
          </table:table-cell>
          <table:table-cell table:style-name="ce81" table:formula="of:=COUNTIF([.L$7:.L$885];[.$J1])" office:value-type="float" office:value="0">
            <text:p>0</text:p>
          </table:table-cell>
          <table:table-cell table:style-name="ce81" table:formula="of:=COUNTIF([.M$7:.M$885];[.$J1])" office:value-type="float" office:value="0">
            <text:p>0</text:p>
          </table:table-cell>
          <table:table-cell table:style-name="ce81" table:formula="of:=COUNTIF([.N$7:.N$885];[.$J1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3" office:value-type="string">
            <text:p>TEST CASES</text:p>
          </table:table-cell>
          <table:table-cell table:style-name="ce63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Failed</text:p>
          </table:table-cell>
          <table:table-cell table:style-name="ce81" table:formula="of:=COUNTIF([.K$7:.K$885];[.$J2])" office:value-type="float" office:value="0">
            <text:p>0</text:p>
          </table:table-cell>
          <table:table-cell table:style-name="ce81" table:formula="of:=COUNTIF([.L$7:.L$885];[.$J2])" office:value-type="float" office:value="0">
            <text:p>0</text:p>
          </table:table-cell>
          <table:table-cell table:style-name="ce81" table:formula="of:=COUNTIF([.M$7:.M$885];[.$J2])" office:value-type="float" office:value="0">
            <text:p>0</text:p>
          </table:table-cell>
          <table:table-cell table:style-name="ce81" table:formula="of:=COUNTIF([.N$7:.N$885];[.$J2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4" table:number-columns-repeated="4"/>
          <table:table-cell/>
          <table:table-cell table:style-name="ce71"/>
          <table:table-cell table:style-name="ce64" table:number-columns-repeated="2"/>
          <table:table-cell table:style-name="ce81" office:value-type="string">
            <text:p>Blocked</text:p>
          </table:table-cell>
          <table:table-cell table:style-name="ce81" table:formula="of:=COUNTIF([.K$7:.K$885];[.$J3])" office:value-type="float" office:value="0">
            <text:p>0</text:p>
          </table:table-cell>
          <table:table-cell table:style-name="ce81" table:formula="of:=COUNTIF([.L$7:.L$885];[.$J3])" office:value-type="float" office:value="0">
            <text:p>0</text:p>
          </table:table-cell>
          <table:table-cell table:style-name="ce81" table:formula="of:=COUNTIF([.M$7:.M$885];[.$J3])" office:value-type="float" office:value="0">
            <text:p>0</text:p>
          </table:table-cell>
          <table:table-cell table:style-name="ce81" table:formula="of:=COUNTIF([.N$7:.N$885];[.$J3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6">
          <table:table-cell/>
          <table:table-cell table:style-name="ce65" office:value-type="string">
            <text:p>Functions List<text:span text:style-name="T4">:</text:span></text:p>
          </table:table-cell>
          <table:table-cell table:style-name="ce67" office:value-type="string" table:number-columns-spanned="3" table:number-rows-spanned="1">
            <text:p>Space, people, Activity, profile, dashboard</text:p>
          </table:table-cell>
          <table:covered-table-cell table:style-name="ce70"/>
          <table:covered-table-cell table:style-name="ce73"/>
          <table:table-cell/>
          <table:table-cell table:style-name="ce71"/>
          <table:table-cell table:style-name="ce75"/>
          <table:table-cell table:style-name="ce79"/>
          <table:table-cell table:style-name="ce82" office:value-type="string">
            <text:p>Untested</text:p>
          </table:table-cell>
          <table:table-cell table:style-name="ce81" table:formula="of:=COUNTIF([.K$7:.K$885];[.$J4])" office:value-type="float" office:value="0">
            <text:p>0</text:p>
          </table:table-cell>
          <table:table-cell table:style-name="ce81" table:formula="of:=COUNTIF([.L$7:.L$885];[.$J4])" office:value-type="float" office:value="0">
            <text:p>0</text:p>
          </table:table-cell>
          <table:table-cell table:style-name="ce81" table:formula="of:=COUNTIF([.M$7:.M$885];[.$J4])" office:value-type="float" office:value="0">
            <text:p>0</text:p>
          </table:table-cell>
          <table:table-cell table:style-name="ce81" table:formula="of:=COUNTIF([.N$7:.N$885];[.$J4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7">
          <table:table-cell/>
          <table:table-cell table:style-name="ce65" office:value-type="string">
            <text:p>Total Main Cases:</text:p>
          </table:table-cell>
          <table:table-cell table:style-name="ce68" table:formula="of:=MAX([.A7:.A1119])" office:value-type="float" office:value="30" table:number-columns-spanned="3" table:number-rows-spanned="1">
            <text:p>30</text:p>
          </table:table-cell>
          <table:covered-table-cell table:number-columns-repeated="2" table:style-name="ce71"/>
          <table:table-cell/>
          <table:table-cell table:style-name="ce71"/>
          <table:table-cell table:style-name="ce75"/>
          <table:table-cell table:style-name="ce80"/>
          <table:table-cell office:value-type="string">
            <text:p>N/A</text:p>
          </table:table-cell>
          <table:table-cell table:style-name="ce81" table:formula="of:=COUNTIF([.K$7:.K$885];[.$J5])" office:value-type="float" office:value="0">
            <text:p>0</text:p>
          </table:table-cell>
          <table:table-cell table:style-name="ce81" table:formula="of:=COUNTIF([.L$7:.L$885];[.$J5])" office:value-type="float" office:value="0">
            <text:p>0</text:p>
          </table:table-cell>
          <table:table-cell table:style-name="ce81" table:formula="of:=COUNTIF([.M$7:.M$885];[.$J5])" office:value-type="float" office:value="0">
            <text:p>0</text:p>
          </table:table-cell>
          <table:table-cell table:style-name="ce81" table:formula="of:=COUNTIF([.N$7:.N$885];[.$J5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0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1"/>
          <table:table-cell table:style-name="ce89" table:number-columns-repeated="2"/>
          <table:table-cell table:style-name="ce91" table:number-columns-repeated="3"/>
        </table:table-row>
        <table:table-row table:style-name="ro18">
          <table:table-cell table:style-name="ce61" office:value-type="float" office:value="1">
            <text:p>1.00</text:p>
          </table:table-cell>
          <table:table-cell table:style-name="ce52" office:value-type="string">
            <text:p>SNF_SOC_SPC_0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2" office:value-type="string">
            <text:p>SNF_SOC_SPC_0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9">
          <table:table-cell table:style-name="ce6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2" office:value-type="string">
            <text:p>SNF_SOC_SPC_0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4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76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0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2" office:value-type="string">
            <text:p>SNF_SOC_SPC_0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1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2" office:value-type="string">
            <text:p>SNF_SOC_SPC_0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2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2" office:value-type="string">
            <text:p>SNF_SOC_SPC_0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3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2" office:value-type="string">
            <text:p>SNF_SOC_SPC_0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4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2" office:value-type="string">
            <text:p>SNF_SOC_SPC_0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5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2" office:value-type="string">
            <text:p>SNF_SOC_SPC_1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6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2" office:value-type="string">
            <text:p>SNF_SOC_SPC_1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2" office:value-type="string">
            <text:p>SNF_SOC_SPC_1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2" office:value-type="string">
            <text:p>SNF_SOC_SPC_1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2" office:value-type="string">
            <text:p>SNF_SOC_SPC_1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2" office:value-type="string">
            <text:p>SNF_SOC_SPC_1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2" office:value-type="string">
            <text:p>SNF_SOC_SPC_1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8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2" office:value-type="string">
            <text:p>SNF_SOC_PEO_1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2" office:value-type="string">
            <text:p>SNF_SOC_PEO_1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2" office:value-type="string">
            <text:p>SNF_SOC_PEO_1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2" office:value-type="string">
            <text:p>SNF_SOC_PEO_2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2" office:value-type="string">
            <text:p>SNF_SOC_PEO_2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2" office:value-type="string">
            <text:p>SNF_SOC_PEO_2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2" office:value-type="string">
            <text:p>SNF_SOC_PEO_2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0">
          <table:table-cell table:style-name="ce6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2" office:value-type="string">
            <text:p>SNF_SOC_PEO_2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1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2" office:value-type="string">
            <text:p>SNF_SOC_PEO_2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2" office:value-type="string">
            <text:p>SNF_SOC_PEO_2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0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2" office:value-type="string">
            <text:p>SNF_SOC_PEO_2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77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2" office:value-type="string">
            <text:p>SNF_SOC_PEO_2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2" office:value-type="string">
            <text:p>SNF_SOC_PEO_2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78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2" office:value-type="string">
            <text:p>SNF_SOC_PEO_3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77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83">
            <text:p>nhung.vu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2-28T11:01:24</dc:date>
    <meta:editing-cycles>160</meta:editing-cycles>
    <meta:editing-duration>P2DT11H48M12S</meta:editing-duration>
    <meta:document-statistic meta:table-count="4" meta:cell-count="586" meta:object-count="1"/>
    <meta:user-defined meta:name="Info 1"/>
    <meta:user-defined meta:name="Info 2"/>
    <meta:user-defined meta:name="Info 3"/>
    <meta:user-defined meta:name="Info 4"/>
  </office:meta>
</office:document-meta>
</file>